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fo:language="en" fo:country="US" style:font-size-asian="11pt" style:font-size-complex="11pt"/>
    </style:style>
    <style:style style:name="P2" style:family="paragraph" style:parent-style-name="Standard">
      <style:text-properties style:font-name="Liberation Sans" fo:font-size="11pt" fo:language="en" fo:country="US" officeooo:rsid="000dbca6" officeooo:paragraph-rsid="000dbca6" style:font-size-asian="11pt" style:font-size-complex="11pt"/>
    </style:style>
    <style:style style:name="P3" style:family="paragraph" style:parent-style-name="Standard">
      <style:text-properties style:font-name="Liberation Sans" fo:font-size="11pt" fo:language="ru" fo:country="RU" style:font-size-asian="11pt" style:font-size-complex="11pt"/>
    </style:style>
    <style:style style:name="P4" style:family="paragraph" style:parent-style-name="Standard">
      <style:text-properties style:font-name="Liberation Sans" fo:font-size="11pt" fo:language="ru" fo:country="RU" officeooo:paragraph-rsid="000cfb1f" style:font-size-asian="11pt" style:font-size-complex="11pt"/>
    </style:style>
    <style:style style:name="P5" style:family="paragraph" style:parent-style-name="Standard" style:list-style-name="L1">
      <style:text-properties officeooo:paragraph-rsid="000cfb1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fb1f"/>
    </style:style>
    <style:style style:name="T3" style:family="text">
      <style:text-properties style:font-name="Liberation Sans" fo:font-size="11pt" fo:language="en" fo:country="US" style:font-size-asian="11pt" style:font-size-complex="11pt"/>
    </style:style>
    <style:style style:name="T4" style:family="text">
      <style:text-properties style:font-name="Liberation Sans" fo:font-size="11pt" fo:language="ru" fo:country="RU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.</text:p>
      <text:p text:style-name="P1"/>
      <text:p text:style-name="P1">1. Memory management</text:p>
      <text:p text:style-name="P1"/>
      <text:p text:style-name="P1">1.1. Build all infrastructure needed to use pools for objects inside pointers (Reference_counter, etc.)</text:p>
      <text:p text:style-name="P1"/>
      <text:p text:style-name="P1"/>
      <text:p text:style-name="P1">2. Framework</text:p>
      <text:p text:style-name="P1"/>
      <text:p text:style-name="P1">2.1. Create all tests for existing abstractions.</text:p>
      <text:p text:style-name="P3"/>
      <text:p text:style-name="P4">2.2. <text:span text:style-name="T1">Create typedef for types </text:span><text:span text:style-name="T2">o</text:span><text:span text:style-name="T1">n ::jmsf namespace level:</text:span></text:p>
      <text:list xml:id="list1029223320358787751" text:style-name="L1">
        <text:list-item>
          <text:p text:style-name="P5"><text:span text:style-name="T3">typeing::Boolean -&gt; t_Boolean</text:span><text:span text:style-name="T4">;</text:span></text:p>
        </text:list-item>
        <text:list-item>
          <text:p text:style-name="P5"><text:span text:style-name="T3">memorying::allocating::System_allocator -&gt; ma_System_allocator</text:span><text:span text:style-name="T4">;</text:span></text:p>
        </text:list-item>
        <text:list-item>
          <text:p text:style-name="P5"><text:span text:style-name="T3">etc.</text:span></text:p>
        </text:list-item>
      </text:list>
      <text:p text:style-name="P1"/>
      <text:p text:style-name="P1"/>
      <text:p text:style-name="P2">- Compete Cule</text:p>
      <text:p text:style-name="P2">- Check and Complete Memory Management</text:p>
      <text:p text:style-name="P2">- </text:p>
      <text:p text:style-name="P2"></text:p>
      <text:p text:style-name="P2">Old.</text:p>
      <text:p text:style-name="P2">+ Complete Reals</text:p>
      <text:p text:style-name="P2">+ Recheck Naturals and Integers.</text:p>
      <text:p text:style-name="P2">- Check Ansii_char and Ansii_string (remember an allocator).</text:p>
      <text:p text:style-name="P2">- Check list.</text:p>
      <text:p text:style-name="P2">- Complete Fixed_size_heap_allocator</text:p>
      <text:p text:style-name="P2">- Build Cule</text:p>
      <text:p text:style-name="P2">- Write tests for jmsf/typing</text:p>
      <text:p text:style-name="P2">- Write tests for jmsf/memorying</text:p>
      <text:p text:style-name="P2">- Write tests for jmsf/structing </text:p>
      <text:p text:style-name="P2"></text:p>
      <text:p text:style-name="P2"></text:p>
      <text:p text:style-name="P2">Very Old.</text:p>
      <text:p text:style-name="P2">1. Create VA exception template with new conception</text:p>
      <text:p text:style-name="P2">2. Create VA file/line number template (exception parameter template)</text:p>
      <text:p text:style-name="P2">3. Create exceptions for the new code (types)</text:p>
      <text:p text:style-name="P2">4. Create test suites for the new code (typ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18:16:53.84</meta:creation-date>
    <dc:date>2015-09-29T20:37:30.099402437</dc:date>
    <meta:editing-duration>PT18M31S</meta:editing-duration>
    <meta:editing-cycles>4</meta:editing-cycles>
    <meta:generator>LibreOffice/4.2.8.2$Linux_X86_64 LibreOffice_project/420m0$Build-2</meta:generator>
    <dc:creator>eisha </dc:creator>
    <meta:document-statistic meta:table-count="0" meta:image-count="0" meta:object-count="0" meta:page-count="1" meta:paragraph-count="30" meta:word-count="133" meta:character-count="909" meta:non-whitespace-character-count="784"/>
  </office:meta>
</office:document-meta>
</file>